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100000CBCA50798BAAB66D25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-color="#ffffff" draw:opacity="100%" draw:opacity-name="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-color="#ffffff" draw:opacity="100%"/>
      <style:paragraph-properties fo:text-align="center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27.94cm" svg:x="0cm" svg:y="0.881cm">
          <draw:image xlink:href="Pictures/100000000000099100000CBCA50798BAAB66D252.jpg" xlink:type="simple" xlink:show="embed" xlink:actuate="onLoad" draw:mime-type="image/jpeg">
            <text:p/>
          </draw:image>
        </draw:frame>
        <draw:rect draw:name="RectangleRedactionShape" draw:style-name="gr2" draw:text-style-name="P2" draw:layer="layout" svg:width="5.75cm" svg:height="1.25cm" svg:x="2.25cm" svg:y="21.75cm">
          <text:p/>
        </draw:rect>
        <draw:rect draw:name="RectangleRedactionShape" draw:style-name="gr2" draw:text-style-name="P2" draw:layer="layout" svg:width="4.5cm" svg:height="1.5cm" svg:x="10cm" svg:y="21.25cm">
          <text:p/>
        </draw:rect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8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3T11:07:44.944000000</dc:date>
    <meta:editing-duration>PT1M37S</meta:editing-duration>
    <meta:editing-cycles>1</meta:editing-cycles>
    <meta:document-statistic meta:object-count="3"/>
    <meta:generator>LibreOffice/7.1.6.2$Windows_X86_64 LibreOffice_project/0e133318fcee89abacd6a7d077e292f1145735c3</meta:generator>
  </office:meta>
</office:document-meta>
</file>